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o" svg:font-family="Calibro"/>
    <style:font-face style:name="JetBrains Mono" svg:font-family="'JetBrains Mono', monospace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/>
    </style:style>
    <style:style style:name="P2" style:family="paragraph" style:parent-style-name="Standard">
      <style:text-properties fo:font-size="13.5pt" style:font-size-asian="13.5pt" style:font-size-complex="13.5pt"/>
    </style:style>
    <style:style style:name="P3" style:family="paragraph" style:parent-style-name="Standard">
      <style:text-properties officeooo:rsid="0018c3aa" officeooo:paragraph-rsid="0018c3aa"/>
    </style:style>
    <style:style style:name="P4" style:family="paragraph" style:parent-style-name="Standard" style:master-page-name="First_20_Page">
      <style:paragraph-properties fo:margin-left="1.311cm" fo:margin-right="1.45cm" fo:margin-top="0.12cm" fo:margin-bottom="0cm" loext:contextual-spacing="false" fo:line-height="100%" fo:text-align="center" style:justify-single-word="false" fo:text-indent="0cm" style:auto-text-indent="false" style:page-number="1"/>
    </style:style>
    <style:style style:name="P5" style:family="paragraph" style:parent-style-name="Standard">
      <loext:graphic-properties draw:fill-color="#ffffff"/>
      <style:paragraph-properties fo:margin-left="1.311cm" fo:margin-right="1.436cm" fo:margin-top="0.282cm" fo:margin-bottom="0cm" loext:contextual-spacing="false" fo:line-height="100%" fo:text-align="center" style:justify-single-word="false" fo:keep-together="auto" fo:orphans="0" fo:widows="0" fo:text-indent="0cm" style:auto-text-indent="false" fo:padding="0cm" fo:border="none" fo:keep-with-next="auto"/>
    </style:style>
    <style:style style:name="P6" style:family="paragraph" style:parent-style-name="Standard">
      <loext:graphic-properties draw:fill-color="#ffffff"/>
      <style:paragraph-properties fo:margin-left="1.87cm" fo:margin-right="2.028cm" fo:margin-top="0.208cm" fo:margin-bottom="0cm" loext:contextual-spacing="false" fo:line-height="136%" fo:text-align="center" style:justify-single-word="false" fo:keep-together="auto" fo:orphans="0" fo:widows="0" fo:text-indent="0cm" style:auto-text-indent="false" fo:padding="0cm" fo:border="none" fo:keep-with-next="auto"/>
    </style:style>
    <style:style style:name="P7" style:family="paragraph" style:parent-style-name="Standard">
      <loext:graphic-properties draw:fill-color="#ffffff"/>
      <style:paragraph-properties fo:margin-left="1.305cm" fo:margin-right="1.45cm" fo:margin-top="0cm" fo:margin-bottom="0cm" loext:contextual-spacing="false" fo:line-height="133%" fo:text-align="center" style:justify-single-word="false" fo:keep-together="auto" fo:orphans="0" fo:widows="0" fo:text-indent="0cm" style:auto-text-indent="false" fo:padding="0cm" fo:border="none" fo:keep-with-next="auto"/>
    </style:style>
    <style:style style:name="P8" style:family="paragraph" style:parent-style-name="Standard">
      <loext:graphic-properties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5pt" fo:font-style="normal" style:text-underline-style="none" fo:font-weight="normal" fo:background-color="transparent" style:font-name-asian="Times New Roman1" style:font-size-asian="15pt" style:font-style-asian="normal" style:font-weight-asian="normal" style:font-name-complex="Times New Roman1" style:font-size-complex="15pt"/>
    </style:style>
    <style:style style:name="P9" style:family="paragraph" style:parent-style-name="Standard">
      <loext:graphic-properties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5pt" fo:font-style="normal" style:text-underline-style="none" fo:font-weight="bold" fo:background-color="transparent" style:font-name-asian="Times New Roman1" style:font-size-asian="15pt" style:font-style-asian="normal" style:font-weight-asian="bold" style:font-name-complex="Times New Roman1" style:font-size-complex="15pt"/>
    </style:style>
    <style:style style:name="P10" style:family="paragraph" style:parent-style-name="Standard">
      <loext:graphic-properties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0pt" fo:font-style="normal" style:text-underline-style="none" fo:font-weight="normal" fo:background-color="transparent" style:font-name-asian="Times New Roman1" style:font-size-asian="10pt" style:font-style-asian="normal" style:font-weight-asian="normal" style:font-name-complex="Times New Roman1" style:font-size-complex="10pt"/>
    </style:style>
    <style:style style:name="P11" style:family="paragraph" style:parent-style-name="Standard">
      <loext:graphic-properties draw:fill-color="#ffffff"/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padding="0cm" fo:border="none" fo:keep-with-next="auto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P12" style:family="paragraph" style:parent-style-name="Standard">
      <loext:graphic-properties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P13" style:family="paragraph" style:parent-style-name="Standard">
      <loext:graphic-properties draw:fill-color="#ffffff"/>
      <style:paragraph-properties fo:margin-left="0cm" fo:margin-right="0cm" fo:margin-top="0.009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1.5pt" fo:font-style="normal" style:text-underline-style="none" fo:font-weight="normal" fo:background-color="transparent" style:font-name-asian="Times New Roman1" style:font-size-asian="11.5pt" style:font-style-asian="normal" style:font-weight-asian="normal" style:font-name-complex="Times New Roman1" style:font-size-complex="11.5pt"/>
    </style:style>
    <style:style style:name="P14" style:family="paragraph" style:parent-style-name="Standard">
      <loext:graphic-properties draw:fill-color="#ffffff"/>
      <style:paragraph-properties fo:margin-left="0cm" fo:margin-right="0cm" fo:margin-top="0.157cm" fo:margin-bottom="0cm" loext:contextual-spacing="false" fo:line-height="100%" fo:text-align="center" style:justify-single-word="false" fo:keep-together="auto" fo:orphans="0" fo:widows="0" fo:text-indent="0cm" style:auto-text-indent="false" fo:padding="0cm" fo:border="none" fo:keep-with-next="auto"/>
    </style:style>
    <style:style style:name="P15" style:family="paragraph" style:parent-style-name="Standard">
      <loext:graphic-properties draw:fill-color="#ffffff"/>
      <style:paragraph-properties fo:margin-left="0cm" fo:margin-right="0cm" fo:margin-top="0.208cm" fo:margin-bottom="0cm" loext:contextual-spacing="false" fo:line-height="136%" fo:text-align="center" style:justify-single-word="false" fo:keep-together="auto" fo:orphans="0" fo:widows="0" fo:text-indent="0cm" style:auto-text-indent="false" fo:padding="0cm" fo:border="none" fo:keep-with-next="auto"/>
    </style:style>
    <style:style style:name="P16" style:family="paragraph" style:parent-style-name="Standard">
      <loext:graphic-properties draw:fill-color="#ffffff"/>
      <style:paragraph-properties fo:margin-left="0cm" fo:margin-right="0cm" fo:margin-top="0.005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4.5pt" fo:font-style="normal" style:text-underline-style="none" fo:font-weight="bold" fo:background-color="transparent" style:font-name-asian="Times New Roman1" style:font-size-asian="14.5pt" style:font-style-asian="normal" style:font-weight-asian="bold" style:font-name-complex="Times New Roman1" style:font-size-complex="14.5pt"/>
    </style:style>
    <style:style style:name="P17" style:family="paragraph" style:parent-style-name="Standard">
      <loext:graphic-properties draw:fill-color="#ffffff"/>
      <style:paragraph-properties fo:margin-left="0.811cm" fo:margin-right="0cm" fo:margin-top="0.393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</style:style>
    <style:style style:name="P18" style:family="paragraph" style:parent-style-name="Standard">
      <loext:graphic-properties draw:fill-color="#ffffff"/>
      <style:paragraph-properties fo:margin-left="0.811cm" fo:margin-right="0cm" fo:margin-top="0.367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</style:style>
    <style:style style:name="P19" style:family="paragraph" style:parent-style-name="Standard">
      <style:paragraph-properties fo:margin-left="9.753cm" fo:margin-right="0cm" fo:margin-top="0.002cm" fo:margin-bottom="0cm" loext:contextual-spacing="false" fo:line-height="100%" fo:text-indent="0cm" style:auto-text-indent="false"/>
    </style:style>
    <style:style style:name="P20" style:family="paragraph" style:parent-style-name="Standard">
      <style:paragraph-properties fo:margin-left="9.753cm" fo:margin-right="1.942cm" fo:margin-top="0.228cm" fo:margin-bottom="0cm" loext:contextual-spacing="false" fo:line-height="141%" fo:text-indent="0cm" style:auto-text-indent="false"/>
    </style:style>
    <style:style style:name="P21" style:family="paragraph" style:parent-style-name="Standard">
      <style:paragraph-properties fo:margin-left="9.753cm" fo:margin-right="1.942cm" fo:margin-top="0.228cm" fo:margin-bottom="0cm" loext:contextual-spacing="false" fo:line-height="141%" fo:text-indent="0cm" style:auto-text-indent="false"/>
      <style:text-properties officeooo:rsid="0018c3aa" officeooo:paragraph-rsid="0018c3aa"/>
    </style:style>
    <style:style style:name="P22" style:family="paragraph" style:parent-style-name="Standard">
      <loext:graphic-properties draw:fill-color="#ffffff"/>
      <style:paragraph-properties fo:margin-left="9.753cm" fo:margin-right="0cm" fo:margin-top="0.018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9.5pt" fo:font-style="normal" style:text-underline-style="none" fo:font-weight="normal" fo:background-color="transparent" style:font-name-asian="Times New Roman1" style:font-size-asian="19.5pt" style:font-style-asian="normal" style:font-weight-asian="normal" style:font-name-complex="Times New Roman1" style:font-size-complex="19.5pt"/>
    </style:style>
    <style:style style:name="P23" style:family="paragraph" style:parent-style-name="Standard">
      <style:paragraph-properties fo:margin-left="9.753cm" fo:margin-right="2.833cm" fo:line-height="138%" fo:text-indent="0cm" style:auto-text-indent="false"/>
    </style:style>
    <style:style style:name="P24" style:family="paragraph" style:parent-style-name="Standard">
      <style:paragraph-properties fo:margin-left="9.753cm" fo:margin-right="2.833cm" fo:line-height="135%" fo:text-indent="0cm" style:auto-text-indent="false"/>
    </style:style>
    <style:style style:name="P25" style:family="paragraph" style:parent-style-name="Standard">
      <style:paragraph-properties fo:margin-left="9.753cm" fo:margin-right="2.833cm" fo:line-height="138%" fo:text-indent="0cm" style:auto-text-indent="false"/>
      <style:text-properties fo:font-size="14pt" style:font-size-asian="14pt" style:font-size-complex="14pt"/>
    </style:style>
    <style:style style:name="P26" style:family="paragraph" style:parent-style-name="Standard" style:list-style-name="WWNum1">
      <loext:graphic-properties draw:fill-color="#ffffff"/>
      <style:paragraph-properties fo:margin-left="2.011cm" fo:margin-right="0cm" fo:margin-top="0.376cm" fo:margin-bottom="0cm" loext:contextual-spacing="false" fo:line-height="100%" fo:text-align="start" style:justify-single-word="false" fo:keep-together="auto" fo:orphans="0" fo:widows="0" fo:text-indent="-0.811cm" style:auto-text-indent="false" fo:padding="0cm" fo:border="none" fo:keep-with-next="auto">
        <style:tab-stops>
          <style:tab-stop style:position="1.251cm"/>
        </style:tab-stops>
      </style:paragraph-properties>
    </style:style>
    <style:style style:name="P27" style:family="paragraph" style:parent-style-name="Standard" style:list-style-name="WWNum1">
      <loext:graphic-properties draw:fill-color="#ffffff"/>
      <style:paragraph-properties fo:margin-left="2.011cm" fo:margin-right="0cm" fo:margin-top="0.155cm" fo:margin-bottom="0cm" loext:contextual-spacing="false" fo:line-height="100%" fo:text-align="start" style:justify-single-word="false" fo:keep-together="auto" fo:orphans="0" fo:widows="0" fo:text-indent="-0.811cm" style:auto-text-indent="false" fo:padding="0cm" fo:border="none" fo:keep-with-next="auto"/>
    </style:style>
    <style:style style:name="P28" style:family="paragraph" style:parent-style-name="Standard" style:list-style-name="WWNum1">
      <loext:graphic-properties draw:fill-color="#ffffff"/>
      <style:paragraph-properties fo:margin-left="2.011cm" fo:margin-right="0cm" fo:margin-top="0.155cm" fo:margin-bottom="0cm" loext:contextual-spacing="false" fo:line-height="100%" fo:text-align="start" style:justify-single-word="false" fo:keep-together="auto" fo:orphans="0" fo:widows="0" fo:text-indent="-0.811cm" style:auto-text-indent="false" fo:padding="0cm" fo:border="none" fo:keep-with-next="auto">
        <style:tab-stops>
          <style:tab-stop style:position="7.502cm"/>
        </style:tab-stops>
      </style:paragraph-properties>
    </style:style>
    <style:style style:name="P29" style:family="paragraph" style:parent-style-name="Standard">
      <loext:graphic-properties draw:fill-color="#ffffff"/>
      <style:paragraph-properties fo:margin-left="2.011cm" fo:margin-right="0cm" fo:margin-top="0.376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>
        <style:tab-stops>
          <style:tab-stop style:position="1.251cm"/>
        </style:tab-stops>
      </style:paragraph-properties>
    </style:style>
    <style:style style:name="P30" style:family="paragraph" style:parent-style-name="Standard">
      <style:paragraph-properties fo:margin-left="0cm" fo:margin-right="0cm" fo:text-indent="0cm" style:auto-text-indent="false">
        <style:tab-stops>
          <style:tab-stop style:position="1.251cm"/>
        </style:tab-stops>
      </style:paragraph-properties>
      <style:text-properties fo:font-size="14pt" style:font-size-asian="14pt" style:font-size-complex="14pt"/>
    </style:style>
    <style:style style:name="P31" style:family="paragraph" style:parent-style-name="Standard">
      <loext:graphic-properties draw:fill-color="#ffffff"/>
      <style:paragraph-properties fo:margin-left="0cm" fo:margin-right="0cm" fo:margin-top="0.155cm" fo:margin-bottom="0cm" loext:contextual-spacing="false" fo:line-height="100%" fo:text-align="justify" style:justify-single-word="false" fo:keep-together="auto" fo:orphans="0" fo:widows="0" fo:text-indent="0.501cm" style:auto-text-indent="false" fo:padding="0cm" fo:border="none" fo:keep-with-next="auto"/>
      <style:text-properties style:font-name="Calibro" fo:font-size="13pt" style:font-size-asian="13pt" style:font-size-complex="13pt"/>
    </style:style>
    <style:style style:name="P32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JetBrains Mono"/>
    </style:style>
    <style:style style:name="P33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/>
    </style:style>
    <style:style style:name="P34" style:family="paragraph" style:parent-style-name="Preformatted_20_Text">
      <loext:graphic-properties draw:fill="solid" draw:fill-color="#2b2b2b" draw:opacity="100%"/>
      <style:paragraph-properties fo:background-color="#2b2b2b"/>
      <style:text-properties fo:color="#6a8759"/>
    </style:style>
    <style:style style:name="P35" style:family="paragraph" style:parent-style-name="Preformatted_20_Text">
      <loext:graphic-properties draw:fill="solid" draw:fill-color="#2b2b2b" draw:opacity="100%"/>
      <style:paragraph-properties fo:background-color="#2b2b2b"/>
      <style:text-properties fo:color="#787878"/>
    </style:style>
    <style:style style:name="P36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</style:style>
    <style:style style:name="T1" style:family="text">
      <style:text-properties fo:font-size="13.5pt" style:font-size-asian="13.5pt" style:font-size-complex="13.5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normal" fo:background-color="transparent" loext:char-shading-value="0" style:font-name-asian="Times New Roman1" style:font-size-asian="14pt" style:font-style-asian="normal" style:font-weight-asian="normal" style:font-name-complex="Times New Roman1" style:font-size-complex="14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normal" officeooo:rsid="001abc6d" fo:background-color="transparent" loext:char-shading-value="0" style:font-name-asian="Times New Roman1" style:font-size-asian="14pt" style:font-style-asian="normal" style:font-weight-asian="normal" style:font-name-complex="Times New Roman1" style:font-size-complex="14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bold" fo:background-color="transparent" loext:char-shading-value="0" style:font-name-asian="Times New Roman1" style:font-size-asian="14pt" style:font-style-asian="normal" style:font-weight-asian="bold" style:font-name-complex="Times New Roman1" style:font-size-complex="14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solid" style:text-underline-width="auto" style:text-underline-color="font-color" fo:font-weight="normal" fo:background-color="transparent" loext:char-shading-value="0" style:font-name-asian="Times New Roman1" style:font-size-asian="14pt" style:font-style-asian="normal" style:font-weight-asian="normal" style:font-name-complex="Times New Roman1" style:font-size-complex="14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imes New Roman" fo:font-style="normal" style:text-underline-style="none" fo:background-color="transparent" loext:char-shading-value="0" style:font-name-asian="Times New Roman1" style:font-style-asian="normal" style:font-name-complex="Times New Roman1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imes New Roman" fo:font-style="normal" style:text-underline-style="none" fo:font-weight="normal" fo:background-color="transparent" loext:char-shading-value="0" style:font-name-asian="Times New Roman1" style:font-style-asian="normal" style:font-weight-asian="normal" style:font-name-complex="Times New Roman1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Times New Roman" fo:font-style="normal" style:text-underline-style="none" fo:font-weight="normal" officeooo:rsid="001abc6d" fo:background-color="transparent" loext:char-shading-value="0" style:font-name-asian="Times New Roman1" style:font-style-asian="normal" style:font-weight-asian="normal" style:font-name-complex="Times New Roman1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Times New Roman" fo:font-size="11pt" fo:font-style="normal" style:text-underline-style="none" fo:font-weight="normal" fo:background-color="transparent" loext:char-shading-value="0" style:font-name-asian="Times New Roman1" style:font-size-asian="11pt" style:font-style-asian="normal" style:font-weight-asian="normal" style:font-name-complex="Times New Roman1" style:font-size-complex="11p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fo:font-size="14pt" fo:font-style="normal" style:text-underline-style="none" fo:background-color="transparent" loext:char-shading-value="0" style:font-size-asian="14pt" style:font-style-asian="normal" style:font-size-complex="14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normal" fo:background-color="transparent" loext:char-shading-value="0" style:font-name-asian="Times New Roman1" style:font-style-asian="normal" style:font-weight-asian="normal" style:font-name-complex="Times New Roman1"/>
    </style:style>
    <style:style style:name="T12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normal" officeooo:rsid="001abc6d" fo:background-color="transparent" loext:char-shading-value="0" style:font-name-asian="Times New Roman1" style:font-style-asian="normal" style:font-weight-asian="normal" style:font-name-complex="Times New Roman1"/>
    </style:style>
    <style:style style:name="T13" style:family="text">
      <style:text-properties fo:font-variant="normal" fo:text-transform="none" fo:color="#00000a" style:text-line-through-style="none" style:text-line-through-type="none" style:text-position="0% 100%" style:font-name="Times New Roman" fo:font-size="14pt" fo:font-style="normal" style:text-underline-style="none" fo:font-weight="bold" fo:background-color="transparent" loext:char-shading-value="0" style:font-name-asian="Times New Roman1" style:font-size-asian="14pt" style:font-style-asian="normal" style:font-weight-asian="bold" style:font-name-complex="Times New Roman1" style:font-size-complex="14pt"/>
    </style:style>
    <style:style style:name="T14" style:family="text">
      <style:text-properties fo:font-size="14pt" fo:font-weight="bold" style:font-size-asian="14pt" style:font-weight-asian="bold" style:font-size-complex="14pt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font-size="14pt" officeooo:rsid="0018c3aa" style:font-size-asian="14pt" style:font-size-complex="14pt"/>
    </style:style>
    <style:style style:name="T17" style:family="text">
      <style:text-properties fo:font-size="14pt" officeooo:rsid="001abc6d" style:font-size-asian="14pt" style:font-size-complex="14pt"/>
    </style:style>
    <style:style style:name="T18" style:family="text">
      <style:text-properties fo:color="#00000a" fo:font-size="14pt" style:font-size-asian="14pt" style:font-size-complex="14pt"/>
    </style:style>
    <style:style style:name="T19" style:family="text">
      <style:text-properties fo:color="#c7773e"/>
    </style:style>
    <style:style style:name="T20" style:family="text">
      <style:text-properties fo:color="#c7773e" style:font-name="JetBrains Mono"/>
    </style:style>
    <style:style style:name="T21" style:family="text">
      <style:text-properties fo:color="#afbf7e"/>
    </style:style>
    <style:style style:name="T22" style:family="text">
      <style:text-properties fo:color="#afbf7e" style:font-name="JetBrains Mono"/>
    </style:style>
    <style:style style:name="T23" style:family="text">
      <style:text-properties style:font-name="JetBrains Mono"/>
    </style:style>
    <style:style style:name="T24" style:family="text">
      <style:text-properties fo:color="#6a8759"/>
    </style:style>
    <style:style style:name="T25" style:family="text">
      <style:text-properties fo:color="#6a8759" style:font-name="JetBrains Mono"/>
    </style:style>
    <style:style style:name="T26" style:family="text">
      <style:text-properties fo:color="#e6b163"/>
    </style:style>
    <style:style style:name="T27" style:family="text">
      <style:text-properties fo:color="#e6b163" style:font-name="JetBrains Mono"/>
    </style:style>
    <style:style style:name="T28" style:family="text">
      <style:text-properties fo:color="#6fafbd"/>
    </style:style>
    <style:style style:name="T29" style:family="text">
      <style:text-properties fo:color="#6fafbd" style:font-name="JetBrains Mono"/>
    </style:style>
    <style:style style:name="T30" style:family="text">
      <style:text-properties fo:color="#787878"/>
    </style:style>
    <style:style style:name="T31" style:family="text">
      <style:text-properties fo:color="#787878" style:font-name="JetBrains Mono"/>
    </style:style>
    <style:style style:name="T32" style:family="text">
      <style:text-properties fo:color="#b09d79" style:font-name="JetBrains Mono"/>
    </style:style>
    <style:style style:name="T33" style:family="text">
      <style:text-properties fo:color="#cc7832"/>
    </style:style>
    <style:style style:name="T34" style:family="text">
      <style:text-properties fo:color="#cc7832" style:font-name="JetBrains Mono"/>
    </style:style>
    <style:style style:name="T35" style:family="text">
      <style:text-properties fo:color="#6897bb" style:font-name="JetBrains Mono"/>
    </style:style>
    <style:style style:name="T36" style:family="text">
      <style:text-properties fo:color="#ffc66d" style:font-name="JetBrains Mono"/>
    </style:style>
    <style:style style:name="T37" style:family="text">
      <style:text-properties fo:color="#a9b7c6" style:font-name="JetBrains Mono"/>
    </style:style>
    <style:style style:name="T38" style:family="text">
      <style:text-properties officeooo:rsid="001abc6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Федеральное государственное бюджетное образовательное учреждение</text:span></text:p>
      <text:p text:style-name="P5"><text:span text:style-name="T2">высшего профессионального образования</text:span></text:p>
      <text:p text:style-name="P6"><text:span text:style-name="T2">«Московский государственный технический университет имени Н.Э. Баумана»</text:span></text:p>
      <text:p text:style-name="P7"><text:span text:style-name="T2">(МГТУ им. Н.Э. Баумана)</text:span></text:p>
      <text:p text:style-name="P8"/>
      <text:p text:style-name="P8"/>
      <text:p text:style-name="P8"/>
      <text:p text:style-name="P17"><text:span text:style-name="T2">Факультет: </text:span><text:span text:style-name="T5">Информатика и системы управления</text:span></text:p>
      <text:p text:style-name="P10"/>
      <text:p text:style-name="P18"><text:span text:style-name="T2">Кафедра: </text:span><text:span text:style-name="T5">Теоретическая информатика и компьютерные технологии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3"/>
      <text:p text:style-name="P14"><text:span text:style-name="T4">Лабораторная работа №</text:span><text:span text:style-name="T14">0</text:span></text:p>
      <text:p text:style-name="P15"><text:span text:style-name="T4">«</text:span><text:span text:style-name="T14">Разработка web-ориентированного клиент-серверного приложения получения и представления данных из RSS-канала</text:span><text:span text:style-name="T4">»</text:span></text:p>
      <text:p text:style-name="P15"><text:span text:style-name="T4">по курсу: «</text:span><text:span text:style-name="T14">КОМПЬЮТЕРНЫЕ СЕТИ</text:span><text:span text:style-name="T4">»</text:span></text:p>
      <text:p text:style-name="P9"/>
      <text:p text:style-name="P9"/>
      <text:p text:style-name="P9"/>
      <text:p text:style-name="P9"/>
      <text:p text:style-name="P9"/>
      <text:p text:style-name="P9"/>
      <text:p text:style-name="P16"/>
      <text:p text:style-name="P19"><text:span text:style-name="T1">Выполнил:</text:span></text:p>
      <text:p text:style-name="P20"><text:span text:style-name="T1">Студент группы ИУ9-32Б</text:span></text:p>
      <text:p text:style-name="P21"><text:span text:style-name="T1">Шахманаев А. У.</text:span></text:p>
      <text:p text:style-name="P22"/>
      <text:p text:style-name="P23"><text:span text:style-name="T1">Проверил: </text:span></text:p>
      <text:p text:style-name="P24"><text:span text:style-name="T15">Посевин Д. П.</text:span></text:p>
      <text:p text:style-name="P25"><text:soft-page-break/></text:p>
      <text:p text:style-name="P8"/>
      <text:p text:style-name="P2"/>
      <text:list xml:id="list1636669701" text:style-name="WWNum1">
        <text:list-item>
          <text:p text:style-name="P26"><text:span text:style-name="T13">Условия задачи.</text:span></text:p>
        </text:list-item>
      </text:list>
      <text:p text:style-name="P29"><text:span text:style-name="T18">На языке Golang необходимо разработать web-сервер, который выполняет соединение с удаленным (удаленными) серверами RSS-новостей и возвращает результаты обработки данных в структурированном виде (страница гипертекста) web-клиенту</text:span></text:p>
      <text:p text:style-name="P30"/>
      <text:list xml:id="list231213810099876" text:continue-numbering="true" text:style-name="WWNum1">
        <text:list-item>
          <text:p text:style-name="P27"><text:span text:style-name="T4">Код решения.</text:span></text:p>
        </text:list-item>
      </text:list>
      <text:p text:style-name="Standard"/>
      <text:p text:style-name="Standard"/>
      <text:p text:style-name="Standard"/>
      <text:p text:style-name="P32"><text:span text:style-name="T19">package </text:span><text:span text:style-name="T21">main</text:span></text:p>
      <text:p text:style-name="P32"><text:span text:style-name="T19">import </text:span>(</text:p>
      <text:p text:style-name="P33"><text:s text:c="3"/><text:span text:style-name="T25">"fmt"</text:span></text:p>
      <text:p text:style-name="P34"><text:s text:c="3"/><text:span text:style-name="T23">"github.com/mmcdole/gofeed"</text:span></text:p>
      <text:p text:style-name="P34"><text:s text:c="3"/><text:span text:style-name="T23">"log"</text:span></text:p>
      <text:p text:style-name="P34"><text:s text:c="3"/><text:span text:style-name="T23">"net/http"</text:span></text:p>
      <text:p text:style-name="P34"><text:s text:c="3"/><text:span text:style-name="T23">"sort"</text:span></text:p>
      <text:p text:style-name="P32">)</text:p>
      <text:p text:style-name="P32"><text:span text:style-name="T19">func </text:span><text:span text:style-name="T26">getFeed</text:span>(url <text:span text:style-name="T19">string</text:span>) *<text:span text:style-name="T21">gofeed</text:span>.<text:span text:style-name="T28">Feed </text:span>{</text:p>
      <text:p text:style-name="P33"><text:s text:c="3"/><text:span text:style-name="T31">//response, _ := http.Get("http://" + url)</text:span></text:p>
      <text:p text:style-name="P35"><text:s text:c="3"/><text:span text:style-name="T23">//if response == nil {</text:span></text:p>
      <text:p text:style-name="P35"><text:s text:c="3"/><text:span text:style-name="T23">// return nil</text:span></text:p>
      <text:p text:style-name="P35"><text:s text:c="3"/><text:span text:style-name="T23">//}</text:span></text:p>
      <text:p text:style-name="P35"><text:s text:c="3"/><text:span text:style-name="T23">//defer response.Body.Close()</text:span></text:p>
      <text:p text:style-name="P35"><text:s text:c="3"/><text:span text:style-name="T23">//RSSdata, _ := ioutil.ReadAll(response.Body)</text:span></text:p>
      <text:p text:style-name="P35"><text:s text:c="3"/><text:span text:style-name="T23">//RSSparser := rss.Parser{}</text:span></text:p>
      <text:p text:style-name="P35"><text:s text:c="3"/><text:span text:style-name="T23">//feed, _ := RSSparser.Parse(strings.NewReader(string(RSSdata)))</text:span></text:p>
      <text:p text:style-name="P33"><text:span text:style-name="T30"><text:s text:c="3"/></text:span><text:span text:style-name="T23">parser := </text:span><text:span text:style-name="T22">gofeed</text:span><text:span text:style-name="T23">.</text:span><text:span text:style-name="T32">NewParser</text:span><text:span text:style-name="T23">()</text:span></text:p>
      <text:p text:style-name="P33"><text:s text:c="3"/><text:span text:style-name="T23">feed</text:span><text:span text:style-name="T34">, </text:span><text:span text:style-name="T23">_ := parser.</text:span><text:span text:style-name="T32">ParseURL</text:span><text:span text:style-name="T23">(</text:span><text:span text:style-name="T25">"http://" </text:span><text:span text:style-name="T23">+ url)</text:span></text:p>
      <text:p text:style-name="P33"><text:s text:c="3"/><text:span text:style-name="T20">return </text:span><text:span text:style-name="T23">feed</text:span></text:p>
      <text:p text:style-name="P32">}</text:p>
      <text:p text:style-name="P32"><text:span text:style-name="T19">func </text:span><text:span text:style-name="T26">handleFeed</text:span>(url <text:span text:style-name="T19">string</text:span>) *<text:span text:style-name="T21">gofeed</text:span>.<text:span text:style-name="T28">Feed</text:span>{</text:p>
      <text:p text:style-name="P33"><text:s text:c="3"/><text:span text:style-name="T20">if </text:span><text:span text:style-name="T23">url == </text:span><text:span text:style-name="T25">"" </text:span><text:span text:style-name="T23">{</text:span></text:p>
      <text:p text:style-name="P33"><text:s text:c="6"/><text:span text:style-name="T23">sourceURLs := [</text:span><text:span text:style-name="T35">3</text:span><text:span text:style-name="T23">]</text:span><text:span text:style-name="T20">string</text:span><text:span text:style-name="T23">{</text:span><text:span text:style-name="T25">"lenta.ru/rss"</text:span><text:span text:style-name="T34">, </text:span><text:span text:style-name="T25">"vz.ru/rss.xml"</text:span><text:span text:style-name="T34">, </text:span><text:span text:style-name="T25">"news.mail.ru/rss/90/"</text:span><text:span text:style-name="T23">}</text:span></text:p>
      <text:p text:style-name="P33"><text:s text:c="6"/><text:span text:style-name="T23">feed := </text:span><text:span text:style-name="T36">new</text:span><text:span text:style-name="T23">(</text:span><text:span text:style-name="T22">gofeed</text:span><text:span text:style-name="T23">.</text:span><text:span text:style-name="T29">Feed</text:span><text:span text:style-name="T23">)</text:span></text:p>
      <text:p text:style-name="P33"><text:s text:c="6"/><text:span text:style-name="T20">for </text:span><text:span text:style-name="T23">_</text:span><text:span text:style-name="T34">, </text:span><text:span text:style-name="T23">sourceURL := </text:span><text:span text:style-name="T20">range </text:span><text:span text:style-name="T23">sourceURLs {</text:span></text:p>
      <text:p text:style-name="P33"><text:s text:c="9"/><text:span text:style-name="T23">feedTMP := </text:span><text:span text:style-name="T32">getFeed</text:span><text:span text:style-name="T23">(sourceURL)</text:span></text:p>
      <text:p text:style-name="P33"><text:s text:c="9"/><text:span text:style-name="T20">for </text:span><text:span text:style-name="T23">_</text:span><text:span text:style-name="T34">, </text:span><text:span text:style-name="T23">item := </text:span><text:span text:style-name="T20">range </text:span><text:span text:style-name="T23">feedTMP.Items[:</text:span><text:span text:style-name="T35">10</text:span><text:span text:style-name="T23">] {</text:span></text:p>
      <text:p text:style-name="P33"><text:s text:c="12"/><text:span text:style-name="T23">feed.Items = </text:span><text:span text:style-name="T20">append</text:span><text:span text:style-name="T23">(feed.Items</text:span><text:span text:style-name="T34">, </text:span><text:span text:style-name="T23">item)</text:span></text:p>
      <text:p text:style-name="P33"><text:s text:c="9"/><text:span text:style-name="T23">}</text:span></text:p>
      <text:p text:style-name="P33"><text:s text:c="6"/><text:span text:style-name="T23">}</text:span></text:p>
      <text:p text:style-name="P33"><text:s text:c="6"/><text:span text:style-name="T22">sort</text:span><text:span text:style-name="T23">.</text:span><text:span text:style-name="T32">Sort</text:span><text:span text:style-name="T23">(feed)</text:span></text:p>
      <text:p text:style-name="P33"><text:s text:c="6"/><text:span text:style-name="T20">return </text:span><text:span text:style-name="T23">feed</text:span></text:p>
      <text:p text:style-name="P33"><text:s text:c="3"/><text:span text:style-name="T23">} </text:span><text:span text:style-name="T20">else </text:span><text:span text:style-name="T23">{</text:span></text:p>
      <text:p text:style-name="P33"><text:s text:c="6"/><text:span text:style-name="T23">feed := </text:span><text:span text:style-name="T32">getFeed</text:span><text:span text:style-name="T23">(url)</text:span></text:p>
      <text:p text:style-name="P33"><text:s text:c="6"/><text:span text:style-name="T20">if </text:span><text:span text:style-name="T23">feed == </text:span><text:span text:style-name="T20">nil </text:span><text:span text:style-name="T23">{</text:span></text:p>
      <text:p text:style-name="P33"><text:s text:c="9"/><text:span text:style-name="T20">return nil</text:span></text:p>
      <text:p text:style-name="P33"><text:span text:style-name="T19"><text:s text:c="6"/></text:span><text:span text:style-name="T23">}</text:span></text:p>
      <text:p text:style-name="P33"><text:s text:c="6"/><text:span text:style-name="T20">return </text:span><text:span text:style-name="T23">feed</text:span></text:p>
      <text:p text:style-name="P33"><text:s text:c="3"/><text:span text:style-name="T23">}</text:span></text:p>
      <text:p text:style-name="P32">}</text:p>
      <text:p text:style-name="P32"><text:span text:style-name="T19">func </text:span><text:span text:style-name="T26">showNews</text:span>(w <text:span text:style-name="T21">http</text:span>.<text:span text:style-name="T28">ResponseWriter</text:span><text:span text:style-name="T33">, </text:span>url <text:span text:style-name="T19">string</text:span>) {</text:p>
      <text:p text:style-name="P33"><text:s text:c="3"/><text:span text:style-name="T23">feed := </text:span><text:span text:style-name="T32">handleFeed</text:span><text:span text:style-name="T23">(url)</text:span></text:p>
      <text:p text:style-name="P33"><text:soft-page-break/><text:s text:c="3"/><text:span text:style-name="T20">if </text:span><text:span text:style-name="T23">feed==</text:span><text:span text:style-name="T20">nil</text:span><text:span text:style-name="T23">{</text:span></text:p>
      <text:p text:style-name="P33"><text:s text:c="6"/><text:span text:style-name="T22">fmt</text:span><text:span text:style-name="T23">.</text:span><text:span text:style-name="T32">Fprintf</text:span><text:span text:style-name="T23">(w</text:span><text:span text:style-name="T34">,</text:span><text:span text:style-name="T25">"&lt;h1&gt;ERROR404&lt;/h1&gt;"</text:span><text:span text:style-name="T23">)</text:span></text:p>
      <text:p text:style-name="P33"><text:s text:c="6"/><text:span text:style-name="T20">return</text:span></text:p>
      <text:p text:style-name="P33"><text:span text:style-name="T19"><text:s text:c="3"/></text:span><text:span text:style-name="T23">}</text:span></text:p>
      <text:p text:style-name="P33"><text:s text:c="3"/><text:span text:style-name="T23">items := feed.Items</text:span></text:p>
      <text:p text:style-name="P33"><text:s text:c="3"/><text:span text:style-name="T20">for </text:span><text:span text:style-name="T23">_</text:span><text:span text:style-name="T34">, </text:span><text:span text:style-name="T23">news := </text:span><text:span text:style-name="T20">range </text:span><text:span text:style-name="T23">items {</text:span></text:p>
      <text:p text:style-name="P33"><text:s text:c="6"/><text:span text:style-name="T22">fmt</text:span><text:span text:style-name="T23">.</text:span><text:span text:style-name="T32">Fprintf</text:span><text:span text:style-name="T23">(w</text:span><text:span text:style-name="T34">, </text:span><text:span text:style-name="T25">`</text:span></text:p>
      <text:p text:style-name="P34"><text:s text:c="3"/><text:span text:style-name="T23">&lt;div style = "border: 1px dashed black; padding: 0 10px;"&gt;</text:span></text:p>
      <text:p text:style-name="P33"><text:span text:style-name="T24"><text:s text:c="6"/></text:span><text:span text:style-name="T25">&lt;h3&gt;</text:span><text:span text:style-name="T34">%s</text:span><text:span text:style-name="T25">&lt;/h3&gt;</text:span></text:p>
      <text:p text:style-name="P33"><text:span text:style-name="T24"><text:s text:c="6"/></text:span><text:span text:style-name="T25">&lt;p&gt;</text:span><text:span text:style-name="T34">%s</text:span><text:span text:style-name="T25">&lt;/p&gt;&lt;br&gt;</text:span></text:p>
      <text:p text:style-name="P33"><text:span text:style-name="T24"><text:s text:c="6"/></text:span><text:span text:style-name="T25">&lt;span style="color: grey;"&gt;</text:span><text:span text:style-name="T34">%s</text:span><text:span text:style-name="T25">&lt;/span&gt;</text:span></text:p>
      <text:p text:style-name="P33"><text:span text:style-name="T24"><text:s text:c="6"/></text:span><text:span text:style-name="T25">&lt;span style="color: grey;"&gt;</text:span><text:span text:style-name="T34">%s</text:span><text:span text:style-name="T25">&lt;/span&gt;</text:span></text:p>
      <text:p text:style-name="P33"><text:span text:style-name="T24"><text:s text:c="3"/></text:span><text:span text:style-name="T25">&lt;/div&gt;`</text:span><text:span text:style-name="T34">, </text:span><text:span text:style-name="T23">news.Title</text:span><text:span text:style-name="T34">, </text:span><text:span text:style-name="T23">news.Description</text:span><text:span text:style-name="T34">, </text:span><text:span text:style-name="T23">news.Published</text:span><text:span text:style-name="T34">, </text:span><text:span text:style-name="T23">news.Link)</text:span></text:p>
      <text:p text:style-name="P33"><text:s text:c="3"/><text:span text:style-name="T23">}</text:span></text:p>
      <text:p text:style-name="P32">}</text:p>
      <text:p text:style-name="P32"><text:span text:style-name="T19">func </text:span><text:span text:style-name="T26">showLink</text:span>(w <text:span text:style-name="T21">http</text:span>.<text:span text:style-name="T28">ResponseWriter</text:span><text:span text:style-name="T33">, </text:span>href <text:span text:style-name="T19">string</text:span><text:span text:style-name="T33">, </text:span>text <text:span text:style-name="T19">string</text:span>) {</text:p>
      <text:p text:style-name="P33"><text:s text:c="3"/><text:span text:style-name="T22">fmt</text:span><text:span text:style-name="T23">.</text:span><text:span text:style-name="T32">Fprintf</text:span><text:span text:style-name="T23">(w</text:span><text:span text:style-name="T34">,</text:span></text:p>
      <text:p text:style-name="P33"><text:span text:style-name="T33"><text:s text:c="6"/></text:span><text:span text:style-name="T25">`&lt;a href="</text:span><text:span text:style-name="T34">%s</text:span><text:span text:style-name="T25">" style="</text:span></text:p>
      <text:p text:style-name="P34"><text:s text:c="6"/><text:span text:style-name="T23">margin-left: 10px;</text:span></text:p>
      <text:p text:style-name="P34"><text:s text:c="6"/><text:span text:style-name="T23">font-size: 35px;</text:span></text:p>
      <text:p text:style-name="P34"><text:s text:c="6"/><text:span text:style-name="T23">text-decoration: none;</text:span></text:p>
      <text:p text:style-name="P34"><text:s text:c="6"/><text:span text:style-name="T23">color: blue;</text:span></text:p>
      <text:p text:style-name="P34"><text:s text:c="6"/><text:span text:style-name="T23">padding: 10px 0;"&gt;</text:span></text:p>
      <text:p text:style-name="P33"><text:span text:style-name="T24"><text:s text:c="9"/></text:span><text:span text:style-name="T34">%s</text:span></text:p>
      <text:p text:style-name="P33"><text:span text:style-name="T24"><text:s text:c="6"/></text:span><text:span text:style-name="T25">&lt;/a&gt;`</text:span><text:span text:style-name="T34">, </text:span><text:span text:style-name="T23">href</text:span><text:span text:style-name="T34">, </text:span><text:span text:style-name="T23">text)</text:span></text:p>
      <text:p text:style-name="P32">}</text:p>
      <text:p text:style-name="P32"><text:span text:style-name="T19">func </text:span><text:span text:style-name="T26">showLinks</text:span>(w <text:span text:style-name="T21">http</text:span>.<text:span text:style-name="T28">ResponseWriter</text:span>) {</text:p>
      <text:p text:style-name="P33"><text:s text:c="3"/><text:span text:style-name="T22">fmt</text:span><text:span text:style-name="T23">.</text:span><text:span text:style-name="T32">Fprintf</text:span><text:span text:style-name="T23">(w</text:span><text:span text:style-name="T34">, </text:span><text:span text:style-name="T25">`</text:span></text:p>
      <text:p text:style-name="P34"><text:s text:c="3"/><text:span text:style-name="T23">&lt;div style="display: flex; justify-content: space-around;"&gt;</text:span></text:p>
      <text:p text:style-name="P32"><text:span text:style-name="T24">`</text:span>)</text:p>
      <text:p text:style-name="P33"><text:s text:c="3"/><text:span text:style-name="T32">showLink</text:span><text:span text:style-name="T23">(w</text:span><text:span text:style-name="T34">, </text:span><text:span text:style-name="T25">"/lenta.ru/rss"</text:span><text:span text:style-name="T34">, </text:span><text:span text:style-name="T25">"lenta.ru"</text:span><text:span text:style-name="T23">)</text:span></text:p>
      <text:p text:style-name="P33"><text:s text:c="3"/><text:span text:style-name="T32">showLink</text:span><text:span text:style-name="T23">(w</text:span><text:span text:style-name="T34">, </text:span><text:span text:style-name="T25">"/vz.ru/rss.xml"</text:span><text:span text:style-name="T34">, </text:span><text:span text:style-name="T25">"vz.ru"</text:span><text:span text:style-name="T23">)</text:span></text:p>
      <text:p text:style-name="P33"><text:s text:c="3"/><text:span text:style-name="T32">showLink</text:span><text:span text:style-name="T23">(w</text:span><text:span text:style-name="T34">, </text:span><text:span text:style-name="T25">"/news.mail.ru/rss/90/"</text:span><text:span text:style-name="T34">, </text:span><text:span text:style-name="T25">"news.mail.ru"</text:span><text:span text:style-name="T23">)</text:span></text:p>
      <text:p text:style-name="P33"><text:s text:c="3"/><text:span text:style-name="T22">fmt</text:span><text:span text:style-name="T23">.</text:span><text:span text:style-name="T32">Fprintf</text:span><text:span text:style-name="T23">(w</text:span><text:span text:style-name="T34">, </text:span><text:span text:style-name="T25">"&lt;/div&gt;"</text:span><text:span text:style-name="T23">)</text:span></text:p>
      <text:p text:style-name="P32">}</text:p>
      <text:p text:style-name="P32"><text:span text:style-name="T19">func </text:span><text:span text:style-name="T26">requestHandler</text:span>(w <text:span text:style-name="T21">http</text:span>.<text:span text:style-name="T28">ResponseWriter</text:span><text:span text:style-name="T33">, </text:span>r *<text:span text:style-name="T21">http</text:span>.<text:span text:style-name="T28">Request</text:span>) {</text:p>
      <text:p text:style-name="P33"><text:s text:c="3"/><text:span text:style-name="T23">url := r.URL.Path[</text:span><text:span text:style-name="T35">1</text:span><text:span text:style-name="T23">:]</text:span></text:p>
      <text:p text:style-name="P33"><text:s text:c="3"/><text:span text:style-name="T32">showNews</text:span><text:span text:style-name="T23">(w</text:span><text:span text:style-name="T34">, </text:span><text:span text:style-name="T23">url)</text:span></text:p>
      <text:p text:style-name="P32">}</text:p>
      <text:p text:style-name="P32"><text:span text:style-name="T19">func </text:span><text:span text:style-name="T26">showHyperText</text:span>(w <text:span text:style-name="T21">http</text:span>.<text:span text:style-name="T28">ResponseWriter</text:span><text:span text:style-name="T33">, </text:span>r *<text:span text:style-name="T21">http</text:span>.<text:span text:style-name="T28">Request</text:span>) {</text:p>
      <text:p text:style-name="P33"><text:s text:c="3"/><text:span text:style-name="T32">showLinks</text:span><text:span text:style-name="T23">(w)</text:span></text:p>
      <text:p text:style-name="P33"><text:s text:c="3"/><text:span text:style-name="T32">requestHandler</text:span><text:span text:style-name="T23">(w</text:span><text:span text:style-name="T34">, </text:span><text:span text:style-name="T23">r)</text:span></text:p>
      <text:p text:style-name="P32">}</text:p>
      <text:p text:style-name="P32"><text:span text:style-name="T19">func </text:span><text:span text:style-name="T26">HomeRouterHandler</text:span>(w <text:span text:style-name="T21">http</text:span>.<text:span text:style-name="T28">ResponseWriter</text:span><text:span text:style-name="T33">, </text:span>r *<text:span text:style-name="T21">http</text:span>.<text:span text:style-name="T28">Request</text:span>) {</text:p>
      <text:p text:style-name="P33"><text:s text:c="3"/><text:span text:style-name="T23">r.</text:span><text:span text:style-name="T32">ParseForm</text:span><text:span text:style-name="T23">()</text:span></text:p>
      <text:p text:style-name="P33"><text:s text:c="3"/><text:span text:style-name="T20">if </text:span><text:span text:style-name="T23">r.URL.Path == </text:span><text:span text:style-name="T25">"/favicon.ico" </text:span><text:span text:style-name="T23">{</text:span></text:p>
      <text:p text:style-name="P33"><text:s text:c="6"/><text:span text:style-name="T20">return</text:span></text:p>
      <text:p text:style-name="P33"><text:span text:style-name="T19"><text:s text:c="3"/></text:span><text:span text:style-name="T23">}</text:span></text:p>
      <text:p text:style-name="P33"><text:s text:c="3"/><text:span text:style-name="T32">showHyperText</text:span><text:span text:style-name="T23">(w</text:span><text:span text:style-name="T34">, </text:span><text:span text:style-name="T23">r)</text:span></text:p>
      <text:p text:style-name="P32">}</text:p>
      <text:p text:style-name="P32"><text:span text:style-name="T19">func </text:span><text:span text:style-name="T26">main</text:span>() {</text:p>
      <text:p text:style-name="P33"><text:s text:c="3"/><text:span text:style-name="T22">http</text:span><text:span text:style-name="T23">.</text:span><text:span text:style-name="T32">HandleFunc</text:span><text:span text:style-name="T23">(</text:span><text:span text:style-name="T25">"/"</text:span><text:span text:style-name="T34">, </text:span><text:span text:style-name="T27">HomeRouterHandler</text:span><text:span text:style-name="T23">)</text:span></text:p>
      <text:p text:style-name="P33"><text:s text:c="3"/><text:span text:style-name="T23">err := </text:span><text:span text:style-name="T22">http</text:span><text:span text:style-name="T23">.</text:span><text:span text:style-name="T32">ListenAndServe</text:span><text:span text:style-name="T23">(</text:span><text:span text:style-name="T25">":3029"</text:span><text:span text:style-name="T34">, </text:span><text:span text:style-name="T20">nil</text:span><text:span text:style-name="T23">)</text:span></text:p>
      <text:p text:style-name="P33"><text:s text:c="3"/><text:span text:style-name="T20">if </text:span><text:span text:style-name="T23">err != </text:span><text:span text:style-name="T20">nil </text:span><text:span text:style-name="T23">{</text:span></text:p>
      <text:p text:style-name="P33"><text:s text:c="6"/><text:span text:style-name="T22">log</text:span><text:span text:style-name="T23">.</text:span><text:span text:style-name="T32">Fatal</text:span><text:span text:style-name="T23">(</text:span><text:span text:style-name="T25">"ListenAndServe: "</text:span><text:span text:style-name="T34">, </text:span><text:span text:style-name="T23">err)</text:span></text:p>
      <text:p text:style-name="P33"><text:s text:c="3"/><text:span text:style-name="T23">}</text:span></text:p>
      <text:p text:style-name="P36"><text:span text:style-name="T37">}</text:span>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text:span text:style-name="T15">Для парсинга rss использовалась библиотека gofeed. Приложение имеет главную страницу, на которой объединены посты из нескольких rss-каналов, отсортированных в порядке </text:span><text:span text:style-name="T16">возрастания</text:span><text:span text:style-name="T15"> даты публикации. <text:s/>Вверху страницы находятся ссылки на страницы каналов, на которых можно посмотреть посты конкретного канала.</text:span></text:p>
      <text:p text:style-name="P3"><text:span text:style-name="T15">При помощи функции getFeed(url string) легко получить RSS-объект из любого доступного rss-канала по ссылке, поэтому для добавления нового источника достаточно лишь создать новую гиперссылку (&lt;a&gt;&lt;/a&gt;) с соответствующим url канала. </text:span></text:p>
      <text:p text:style-name="P3"><text:span text:style-name="T15">Функция handleFeed(url string) обрабатывает RSS-объект, сортируя новости по необходимости.</text:span></text:p>
      <text:p text:style-name="P3"><text:span text:style-name="T15">Функция showNews(w, url) формирует ответ сервера в виде гипертекста и отправляет его клиенту.</text:span></text:p>
      <text:p text:style-name="Standard"/>
      <text:p text:style-name="P1"/>
      <text:p text:style-name="P1"/>
      <text:list xml:id="list231213913715369" text:continue-numbering="true" text:style-name="WWNum1">
        <text:list-item>
          <text:p text:style-name="P28"><text:span text:style-name="T4">Путь к </text:span><text:span text:style-name="T14">серверу</text:span></text:p>
        </text:list-item>
      </text:list>
      <text:p text:style-name="P31"><text:span text:style-name="T11">/home/</text:span><text:span text:style-name="T12">shakhmanayev</text:span><text:span text:style-name="T11">/</text:span><text:span text:style-name="T12">networks_labs</text:span>/<text:span text:style-name="T38">lab0/main.g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o" svg:font-family="Calibro"/>
    <style:font-face style:name="JetBrains Mono" svg:font-family="'JetBrains Mono', monospace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Noto Sans CJK SC" style:font-size-asian="11pt" style:language-asian="zh" style:country-asian="CN" style:font-name-complex="Lohit Devanagari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ru" fo:country="RU" style:letter-kerning="false" style:font-name-asian="Noto Sans CJK SC" style:font-size-asian="11pt" style:language-asian="zh" style:country-asian="CN" style:font-name-complex="Lohit Devanagari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1.411cm" fo:margin-right="0cm" fo:margin-top="0.155cm" fo:margin-bottom="0cm" loext:contextual-spacing="false" fo:line-height="100%" fo:text-indent="-0.811cm" style:auto-text-indent="false"/>
      <style:text-properties fo:font-size="14pt" fo:font-weight="bold" style:font-size-asian="14pt" style:font-weight-asian="bold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353cm" fo:margin-bottom="0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3" style:display-name="Heading 3" style:family="paragraph" style:parent-style-name="normal" style:next-style-name="Standard" style:default-outline-level="" style:class="text">
      <loext:graphic-properties draw:fill-color="#ffffff"/>
      <style:paragraph-properties fo:margin-left="0cm" fo:margin-right="0cm" fo:margin-top="0.494cm" fo:margin-bottom="0.141cm" loext:contextual-spacing="false" fo:line-height="100%" fo:text-align="start" style:justify-single-word="false" fo:keep-together="always" fo:orphans="0" fo:widows="0" fo:text-indent="0cm" style:auto-text-indent="false" fo:padding="0cm" fo:border="none" fo:keep-with-next="always"/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1" style:font-family-asian="'Times New Roman'" style:font-family-generic-asian="system" style:font-pitch-asian="variable" style:font-size-asian="14pt" style:font-style-asian="normal" style:font-weight-asian="bold" style:font-name-complex="Times New Roman1" style:font-family-complex="'Times New Roman'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loext:graphic-properties draw:fill-color="#ffffff"/>
      <style:paragraph-properties fo:margin-left="0cm" fo:margin-right="0cm" fo:margin-top="0.423cm" fo:margin-bottom="0.071cm" loext:contextual-spacing="false" fo:line-height="100%" fo:text-align="start" style:justify-single-word="false" fo:keep-together="always" fo:orphans="0" fo:widows="0" fo:text-indent="0cm" style:auto-text-indent="false" fo:padding="0cm" fo:border="none" fo:keep-with-next="always"/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bold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Heading_20_5" style:display-name="Heading 5" style:family="paragraph" style:parent-style-name="normal" style:next-style-name="Standard" style:default-outline-level="" style:class="text">
      <loext:graphic-properties draw:fill-color="#ffffff"/>
      <style:paragraph-properties fo:margin-left="0cm" fo:margin-right="0cm" fo:margin-top="0.388cm" fo:margin-bottom="0.071cm" loext:contextual-spacing="false" fo:line-height="100%" fo:text-align="start" style:justify-single-word="false" fo:keep-together="always" fo:orphans="0" fo:widows="0" fo:text-indent="0cm" style:auto-text-indent="false" fo:padding="0cm" fo:border="none" fo:keep-with-next="always"/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1pt" fo:font-style="normal" style:text-underline-style="none" fo:font-weight="bold" fo:background-color="transparent" style:font-name-asian="Times New Roman1" style:font-family-asian="'Times New Roman'" style:font-family-generic-asian="system" style:font-pitch-asian="variable" style:font-size-asian="11pt" style:font-style-asian="normal" style:font-weight-asian="bold" style:font-name-complex="Times New Roman1" style:font-family-complex="'Times New Roman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loext:graphic-properties draw:fill-color="#ffffff"/>
      <style:paragraph-properties fo:margin-left="0cm" fo:margin-right="0cm" fo:margin-top="0.353cm" fo:margin-bottom="0.071cm" loext:contextual-spacing="false" fo:line-height="100%" fo:text-align="start" style:justify-single-word="false" fo:keep-together="always" fo:orphans="0" fo:widows="0" fo:text-indent="0cm" style:auto-text-indent="false" fo:padding="0cm" fo:border="none" fo:keep-with-next="always"/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0pt" fo:font-style="normal" style:text-underline-style="none" fo:font-weight="bold" fo:background-color="transparent" style:font-name-asian="Times New Roman1" style:font-family-asian="'Times New Roman'" style:font-family-generic-asian="system" style:font-pitch-asian="variable" style:font-size-asian="10pt" style:font-style-asian="normal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Title" style:family="paragraph" style:parent-style-name="normal" style:next-style-name="Standard" style:default-outline-level="" style:class="chapter">
      <loext:graphic-properties draw:fill-color="#ffffff"/>
      <style:paragraph-properties fo:margin-left="0cm" fo:margin-right="0cm" fo:margin-top="0.847cm" fo:margin-bottom="0.212cm" loext:contextual-spacing="false" fo:line-height="100%" fo:text-align="start" style:justify-single-word="false" fo:keep-together="always" fo:orphans="0" fo:widows="0" fo:text-indent="0cm" style:auto-text-indent="false" fo:padding="0cm" fo:border="none" fo:keep-with-next="always"/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36pt" fo:font-style="normal" style:text-underline-style="none" fo:font-weight="bold" fo:background-color="transparent" style:font-name-asian="Times New Roman1" style:font-family-asian="'Times New Roman'" style:font-family-generic-asian="system" style:font-pitch-asian="variable" style:font-size-asian="36pt" style:font-style-asian="normal" style:font-weight-asian="bold" style:font-name-complex="Times New Roman1" style:font-family-complex="'Times New Roman'" style:font-family-generic-complex="system" style:font-pitch-complex="variable" style:font-size-complex="36pt"/>
    </style:style>
    <style:style style:name="Subtitle" style:family="paragraph" style:parent-style-name="normal" style:next-style-name="Standard" style:default-outline-level="" style:class="chapter">
      <loext:graphic-properties draw:fill-color="#ffffff"/>
      <style:paragraph-properties fo:margin-left="0cm" fo:margin-right="0cm" fo:margin-top="0.635cm" fo:margin-bottom="0.141cm" loext:contextual-spacing="false" fo:line-height="100%" fo:text-align="start" style:justify-single-word="false" fo:keep-together="always" fo:orphans="0" fo:widows="0" fo:text-indent="0cm" style:auto-text-indent="false" fo:padding="0cm" fo:border="none" fo:keep-with-next="always"/>
      <style:text-properties fo:font-variant="normal" fo:text-transform="none" fo:color="#666666" style:text-line-through-style="none" style:text-line-through-type="none" style:text-position="0% 100%" style:font-name="Georgia" fo:font-family="Georgia" style:font-family-generic="roman" style:font-pitch="variable" fo:font-size="24pt" fo:font-style="italic" style:text-underline-style="none" fo:font-weight="normal" fo:background-color="transparent" style:font-name-asian="Georgia1" style:font-family-asian="Georgia" style:font-family-generic-asian="system" style:font-pitch-asian="variable" style:font-size-asian="24pt" style:font-style-asian="italic" style:font-weight-asian="normal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 style:font-size-complex="14pt"/>
    </style:style>
    <style:style style:name="ListLabel_20_2" style:display-name="ListLabel 2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811cm" fo:margin-left="2.011cm"/>
        </style:list-level-properties>
      </text:list-level-style-number>
      <text:list-level-style-number text:level="2" text:style-name="ListLabel_20_2" style:num-suffix="." style:num-format="1">
        <style:list-level-properties text:list-level-position-and-space-mode="label-alignment">
          <style:list-level-label-alignment text:label-followed-by="listtab" fo:text-indent="-0.635cm" fo:margin-left="3.1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4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loext:graphic-properties draw:fill-color="#ffffff"/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padding="0cm" fo:border="none" fo:keep-with-next="auto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MP2" style:family="paragraph" style:parent-style-name="Standard">
      <loext:graphic-properties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Times New Roman" fo:font-size="11pt" fo:font-style="normal" style:text-underline-style="none" fo:font-weight="normal" fo:background-color="transparent" loext:char-shading-value="0" style:font-name-asian="Times New Roman1" style:font-size-asian="11pt" style:font-style-asian="normal" style:font-weight-asian="normal" style:font-name-complex="Times New Roman1" style:font-size-complex="11pt"/>
    </style:style>
    <style:page-layout style:name="Mpm1">
      <style:page-layout-properties fo:page-width="21.001cm" fo:page-height="29.7cm" style:num-format="1" style:print-orientation="portrait" fo:margin-top="2.046cm" fo:margin-bottom="0cm" fo:margin-left="1.764cm" fo:margin-right="1.799cm" style:writing-mode="lr-tb" style:layout-grid-color="#c0c0c0" style:layout-grid-lines="271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4cm" fo:margin-left="0cm" fo:margin-right="0cm" fo:margin-top="0.39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0cm" fo:margin-left="1.764cm" fo:margin-right="1.799cm" style:writing-mode="lr-tb" style:layout-grid-color="#c0c0c0" style:layout-grid-lines="271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76cm" fo:margin-left="0cm" fo:margin-right="0cm" fo:margin-bottom="0.676cm" style:dynamic-spacing="true"/>
      </style:header-style>
      <style:footer-style>
        <style:header-footer-properties fo:min-height="0.494cm" fo:margin-left="0cm" fo:margin-right="0cm" fo:margin-top="0.393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Standard"/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MP1"><text:span text:style-name="MT1">Москва, 2020</text:span></text:p>
        <text:p text:style-name="MP1"/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9-20T23:12:11.610734796</dc:date>
    <meta:editing-duration>PT8M33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4" meta:paragraph-count="124" meta:word-count="461" meta:character-count="4128" meta:non-whitespace-character-count="3440"/>
  </office:meta>
</office:document-meta>
</file>